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2aa247"/>
    </style:style>
    <style:style style:name="P4" style:family="paragraph" style:parent-style-name="Heading_20_2">
      <style:text-properties officeooo:paragraph-rsid="063f828d"/>
    </style:style>
    <style:style style:name="P5" style:family="paragraph" style:parent-style-name="Standard">
      <style:text-properties officeooo:paragraph-rsid="063f828d"/>
    </style:style>
    <style:style style:name="P6" style:family="paragraph" style:parent-style-name="Heading_20_2">
      <style:text-properties officeooo:paragraph-rsid="0656e34b"/>
    </style:style>
    <style:style style:name="P7" style:family="paragraph" style:parent-style-name="Standard">
      <style:text-properties officeooo:paragraph-rsid="0656e34b"/>
    </style:style>
    <style:style style:name="P8" style:family="paragraph" style:parent-style-name="Standard">
      <style:text-properties style:font-name="David" officeooo:rsid="062f9785" officeooo:paragraph-rsid="062f9785" style:font-size-asian="10.5pt" style:font-name-complex="David CLM" style:font-weight-complex="normal"/>
    </style:style>
    <style:style style:name="P9" style:family="paragraph" style:parent-style-name="Standard">
      <style:text-properties style:font-name="David" officeooo:rsid="064d53b4" officeooo:paragraph-rsid="064d53b4"/>
    </style:style>
    <style:style style:name="P10" style:family="paragraph" style:parent-style-name="Standard">
      <style:text-properties officeooo:rsid="0628aa40" officeooo:paragraph-rsid="062aa247"/>
    </style:style>
    <style:style style:name="P11" style:family="paragraph" style:parent-style-name="Standard">
      <style:text-properties officeooo:rsid="0628aa40" officeooo:paragraph-rsid="065c7a5d"/>
    </style:style>
    <style:style style:name="P12" style:family="paragraph" style:parent-style-name="Standard">
      <style:text-properties style:font-name="Monospace" officeooo:rsid="0626422c" officeooo:paragraph-rsid="062aa247" style:font-size-asian="10.5pt" style:font-name-complex="David CLM" style:font-weight-complex="normal"/>
    </style:style>
    <style:style style:name="P13" style:family="paragraph" style:parent-style-name="Standard">
      <style:text-properties style:font-name="Monospace" officeooo:rsid="0628aa40" officeooo:paragraph-rsid="062aa247" style:font-size-asian="10.5pt" style:font-name-complex="David CLM" style:font-weight-complex="normal"/>
    </style:style>
    <style:style style:name="P14" style:family="paragraph" style:parent-style-name="Standard">
      <style:text-properties officeooo:paragraph-rsid="065b97c2"/>
    </style:style>
    <style:style style:name="P15" style:family="paragraph" style:parent-style-name="Standard">
      <style:text-properties fo:language="en" fo:country="US" officeooo:rsid="06693306" officeooo:paragraph-rsid="06693306"/>
    </style:style>
    <style:style style:name="P16" style:family="paragraph" style:parent-style-name="Text_20_body">
      <style:paragraph-properties fo:line-height="100%"/>
      <style:text-properties officeooo:rsid="04af6545" officeooo:paragraph-rsid="04af6545"/>
    </style:style>
    <style:style style:name="P17" style:family="paragraph" style:parent-style-name="Heading_20_1">
      <style:paragraph-properties fo:line-height="100%"/>
      <style:text-properties officeooo:paragraph-rsid="04af6545"/>
    </style:style>
    <style:style style:name="P18" style:family="paragraph" style:parent-style-name="Heading_20_2">
      <style:text-properties officeooo:paragraph-rsid="0673cd95"/>
    </style:style>
    <style:style style:name="P19" style:family="paragraph" style:parent-style-name="Standard" style:list-style-name="L1">
      <style:text-properties officeooo:paragraph-rsid="065c7a5d"/>
    </style:style>
    <style:style style:name="P20" style:family="paragraph" style:parent-style-name="Standard">
      <style:text-properties officeooo:paragraph-rsid="063f828d"/>
    </style:style>
    <style:style style:name="P21" style:family="paragraph" style:parent-style-name="Standard">
      <style:text-properties style:font-name="David" officeooo:rsid="064d53b4" officeooo:paragraph-rsid="064d53b4"/>
    </style:style>
    <style:style style:name="P22" style:family="paragraph" style:parent-style-name="Standard">
      <style:text-properties style:font-name="David" officeooo:paragraph-rsid="063f828d"/>
    </style:style>
    <style:style style:name="P23" style:family="paragraph" style:parent-style-name="Standard">
      <style:paragraph-properties fo:text-align="end" style:justify-single-word="false" style:writing-mode="rl-tb"/>
      <style:text-properties style:font-name="David" officeooo:rsid="062f9785" officeooo:paragraph-rsid="062f9785" style:font-size-asian="10.5pt" style:font-name-complex="David CLM" style:font-weight-complex="normal"/>
    </style:style>
    <style:style style:name="P24" style:family="paragraph" style:parent-style-name="Standard">
      <style:paragraph-properties fo:text-align="end" style:justify-single-word="false" style:writing-mode="rl-tb"/>
      <style:text-properties style:font-name="David" officeooo:rsid="062f9785" officeooo:paragraph-rsid="066dd64a" style:font-size-asian="10.5pt" style:font-name-complex="David CLM" style:font-weight-complex="normal"/>
    </style:style>
    <style:style style:name="P25" style:family="paragraph" style:parent-style-name="Standard">
      <style:text-properties style:font-name="David" officeooo:rsid="062f9785" officeooo:paragraph-rsid="066dd64a" style:font-size-asian="10.5pt" style:font-name-complex="David CLM" style:font-weight-complex="normal"/>
    </style:style>
    <style:style style:name="P26" style:family="paragraph" style:parent-style-name="Standard">
      <style:text-properties style:font-name="David" officeooo:rsid="062f9785" officeooo:paragraph-rsid="0673cd95" style:font-size-asian="10.5pt" style:font-name-complex="David CLM" style:font-weight-complex="normal"/>
    </style:style>
    <style:style style:name="P27" style:family="paragraph" style:parent-style-name="Standard">
      <style:text-properties style:font-name="David" officeooo:rsid="066dd64a" officeooo:paragraph-rsid="066dd64a" style:font-size-asian="10.5pt" style:font-name-complex="David CLM" style:font-weight-complex="normal"/>
    </style:style>
    <style:style style:name="P28" style:family="paragraph" style:parent-style-name="Standard">
      <style:text-properties style:font-name="David" officeooo:rsid="06751456" officeooo:paragraph-rsid="0673cd95" style:font-size-asian="10.5pt" style:font-name-complex="David CLM" style:font-weight-complex="normal"/>
    </style:style>
    <style:style style:name="P29" style:family="paragraph" style:parent-style-name="Standard">
      <style:text-properties style:font-name="David" officeooo:rsid="06751456" officeooo:paragraph-rsid="06751456" style:font-size-asian="10.5pt" style:font-name-complex="David CLM" style:font-weight-complex="normal"/>
    </style:style>
    <style:style style:name="P30" style:family="paragraph" style:parent-style-name="Standard">
      <style:text-properties officeooo:paragraph-rsid="0656e34b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Courier New" fo:font-size="10pt" officeooo:rsid="066dd64a" officeooo:paragraph-rsid="066dd64a" style:font-size-asian="10pt" style:font-name-complex="David CLM" style:font-size-complex="10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Courier New" fo:font-size="10pt" officeooo:rsid="066dd64a" officeooo:paragraph-rsid="0673cd95" style:font-size-asian="10pt" style:font-name-complex="David CLM" style:font-size-complex="10pt" style:font-weight-complex="normal"/>
    </style:style>
    <style:style style:name="P33" style:family="paragraph" style:parent-style-name="Standard">
      <style:text-properties officeooo:rsid="0628aa40" officeooo:paragraph-rsid="062aa247"/>
    </style:style>
    <style:style style:name="T1" style:family="text">
      <style:text-properties officeooo:rsid="05226f8d"/>
    </style:style>
    <style:style style:name="T2" style:family="text">
      <style:text-properties officeooo:rsid="056dcf64"/>
    </style:style>
    <style:style style:name="T3" style:family="text">
      <style:text-properties style:font-name="Monospace" style:font-size-asian="10.5pt" style:font-name-complex="David CLM" style:font-weight-complex="normal"/>
    </style:style>
    <style:style style:name="T4" style:family="text">
      <style:text-properties style:font-name="Monospace" officeooo:rsid="0626422c" style:font-size-asian="10.5pt" style:font-name-complex="David CLM" style:font-weight-complex="normal"/>
    </style:style>
    <style:style style:name="T5" style:family="text">
      <style:text-properties style:font-name="Monospace" officeooo:rsid="062779da" style:font-size-asian="10.5pt" style:font-name-complex="David CLM" style:font-weight-complex="normal"/>
    </style:style>
    <style:style style:name="T6" style:family="text">
      <style:text-properties style:font-name="Monospace" officeooo:rsid="06299f58" style:font-size-asian="10.5pt" style:font-name-complex="David CLM" style:font-weight-complex="normal"/>
    </style:style>
    <style:style style:name="T7" style:family="text">
      <style:text-properties style:font-name="Monospace" officeooo:rsid="065b97c2" style:font-size-asian="10.5pt" style:font-name-complex="David CLM" style:font-weight-complex="normal"/>
    </style:style>
    <style:style style:name="T8" style:family="text">
      <style:text-properties style:font-name="Monospace" fo:font-weight="bold" officeooo:rsid="065b97c2" style:font-size-asian="10.5pt" style:font-weight-asian="bold" style:font-name-complex="David CLM" style:font-weight-complex="bold"/>
    </style:style>
    <style:style style:name="T9" style:family="text">
      <style:text-properties style:font-name="Monospace" fo:font-weight="bold" officeooo:rsid="065b97c2" style:font-size-asian="10.5pt" style:font-weight-asian="bold" style:font-name-complex="David CLM" style:font-weight-complex="normal"/>
    </style:style>
    <style:style style:name="T10" style:family="text">
      <style:text-properties officeooo:rsid="04af6545"/>
    </style:style>
    <style:style style:name="T11" style:family="text">
      <style:text-properties style:font-name="Liberation Sans" fo:font-size="21pt" fo:font-weight="bold" officeooo:rsid="0618f141" style:font-name-asian="Noto Sans CJK SC Regular" style:font-size-asian="18.2000007629395pt" style:font-weight-asian="bold" style:font-name-complex="Nachlieli CLM2" style:font-size-complex="21pt" style:font-weight-complex="bold"/>
    </style:style>
    <style:style style:name="T12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626422c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2aa247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62f3b21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7" style:family="text">
      <style:text-properties fo:color="#000000" loext:opacity="100%" style:font-name="Monospace" fo:font-size="12pt" fo:font-style="normal" fo:font-weight="normal" officeooo:rsid="066accd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font-style="normal" fo:font-weight="normal" officeooo:rsid="066d7cb2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19" style:family="text">
      <style:text-properties fo:color="#000000" loext:opacity="100%" style:font-name="Monospace" fo:font-size="12pt" fo:font-style="normal" fo:font-weight="normal" officeooo:rsid="066dd64a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0" style:family="text">
      <style:text-properties fo:color="#000000" loext:opacity="100%" style:font-name="Monospace" fo:font-size="12pt" fo:font-style="normal" fo:font-weight="normal" officeooo:rsid="0673cd95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1" style:family="text">
      <style:text-properties fo:color="#000000" loext:opacity="100%" style:font-name="Monospace" fo:font-size="12pt" fo:font-style="normal" fo:font-weight="normal" officeooo:rsid="06751456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22" style:family="text">
      <style:text-properties style:font-name="David"/>
    </style:style>
    <style:style style:name="T23" style:family="text">
      <style:text-properties style:font-name="David" officeooo:rsid="0642138f" style:font-size-asian="10.5pt" style:font-name-complex="David CLM" style:font-weight-complex="normal"/>
    </style:style>
    <style:style style:name="T24" style:family="text">
      <style:text-properties style:font-name="David" officeooo:rsid="0646251d" style:font-size-asian="10.5pt" style:font-name-complex="David CLM" style:font-weight-complex="normal"/>
    </style:style>
    <style:style style:name="T25" style:family="text">
      <style:text-properties style:font-name="David" officeooo:rsid="062f9785" style:font-size-asian="10.5pt" style:font-name-complex="David CLM" style:font-weight-complex="normal"/>
    </style:style>
    <style:style style:name="T26" style:family="text">
      <style:text-properties style:font-name="David" officeooo:rsid="06407c16"/>
    </style:style>
    <style:style style:name="T27" style:family="text">
      <style:text-properties style:font-name="David" officeooo:rsid="06435662"/>
    </style:style>
    <style:style style:name="T28" style:family="text">
      <style:text-properties style:font-name="David" officeooo:rsid="064456df"/>
    </style:style>
    <style:style style:name="T29" style:family="text">
      <style:text-properties style:font-name="David" fo:language="en" fo:country="US" officeooo:rsid="0646251d" style:font-size-asian="10.5pt" style:font-name-complex="David CLM" style:font-weight-complex="normal"/>
    </style:style>
    <style:style style:name="T30" style:family="text">
      <style:text-properties style:font-name="David" fo:language="en" fo:country="US" officeooo:rsid="06561767" style:font-size-asian="10.5pt" style:font-name-complex="David CLM" style:font-weight-complex="normal"/>
    </style:style>
    <style:style style:name="T31" style:family="text">
      <style:text-properties style:font-name="David" fo:language="en" fo:country="US" officeooo:rsid="0656e34b" style:font-size-asian="10.5pt" style:font-name-complex="David CLM" style:font-weight-complex="normal"/>
    </style:style>
    <style:style style:name="T32" style:family="text">
      <style:text-properties style:font-name="David" fo:language="en" fo:country="US" fo:font-weight="bold" officeooo:rsid="0656e34b" style:font-size-asian="10.5pt" style:font-weight-asian="bold" style:font-name-complex="David CLM" style:font-weight-complex="bold"/>
    </style:style>
    <style:style style:name="T33" style:family="text">
      <style:text-properties style:font-name="David" officeooo:rsid="066cc2c3"/>
    </style:style>
    <style:style style:name="T34" style:family="text">
      <style:text-properties style:font-name="David" fo:font-style="italic" style:font-style-asian="italic" style:font-style-complex="italic"/>
    </style:style>
    <style:style style:name="T35" style:family="text">
      <style:text-properties style:font-name="David" fo:font-style="italic" officeooo:rsid="06407c16" style:font-style-asian="italic" style:font-style-complex="italic"/>
    </style:style>
    <style:style style:name="T36" style:family="text">
      <style:text-properties officeooo:rsid="06213d5c"/>
    </style:style>
    <style:style style:name="T37" style:family="text">
      <style:text-properties officeooo:rsid="06255ca3"/>
    </style:style>
    <style:style style:name="T38" style:family="text">
      <style:text-properties officeooo:rsid="0626422c"/>
    </style:style>
    <style:style style:name="T39" style:family="text">
      <style:text-properties officeooo:rsid="06435662"/>
    </style:style>
    <style:style style:name="T40" style:family="text">
      <style:text-properties officeooo:rsid="066cc2c3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66e97a4" style:font-style-asian="italic" style:font-style-complex="italic"/>
    </style:style>
    <style:style style:name="T43" style:family="text">
      <style:text-properties officeooo:rsid="066dd64a"/>
    </style:style>
    <style:style style:name="T44" style:family="text">
      <style:text-properties officeooo:rsid="062f9785"/>
    </style:style>
    <style:style style:name="T45" style:family="text">
      <style:text-properties officeooo:rsid="066e97a4"/>
    </style:style>
    <style:style style:name="T46" style:family="text">
      <style:text-properties officeooo:rsid="0671ca6b"/>
    </style:style>
    <style:style style:name="T47" style:family="text">
      <style:text-properties officeooo:rsid="06737673"/>
    </style:style>
    <style:style style:name="T48" style:family="text">
      <style:text-properties officeooo:rsid="0675454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">מטלה</text:span><text:span text:style-name="T10"> –</text:span><text:span text:style-name="T2"> </text:span><text:span text:style-name="T11">חלוקת חפצים עם כסף</text:span></text:h>
      <text:p text:style-name="P16">‫יש לענות על שאלה אחת לבחירתכם. שאלות רגילות מזכות בנקודה אחת. שאלות או סעיפים עם כוכבית‬ מזכים בנקודה נוספת.‬</text:p>
      <text:p text:style-name="P16">‫יש להוכיח את נכונות התשובות. אפשר לכתוב אלגוריתם בפסאודו-קוד, אבל הוא צריך להיות מדוייק ‫ומפורט ברמה של שפת תיכנות.‬</text:p>
      <text:p text:style-name="P3"><text:span text:style-name="T37">שאלה </text:span><text:span text:style-name="T14">1</text:span><text:span text:style-name="T37">: </text:span><text:span text:style-name="T47">אלגוריתם המכרז </text:span><text:span text:style-name="T13">עם מס</text:span></text:p>
      <text:p text:style-name="P14"><text:span text:style-name="T38">נתונה בעיית חלוקה עם כסף, של </text:span><text:span text:style-name="T4">m חפצים בין n אנשים. כל אדם המקבל סכום כסף חיובי כלשהו x צריך לשלם t*x מס הכנסה, כאשר t <text:s/>הוא מספר קבוע כלשהו בין 0 ל-1 (נניח t=0.3 <text:s/>זה 30% מס).</text:span></text:p>
      <text:p text:style-name="P12"/>
      <text:p text:style-name="P11"><text:span text:style-name="T5">א. </text:span><text:span text:style-name="T3">הראו שאלגוריתם "המכרז השווה" לא תמיד מחזיר חלוקה ללא קנאה.</text:span></text:p>
      <text:list text:style-name="L1">
        <text:list-item>
          <text:p text:style-name="P19"><text:span text:style-name="T7">שימו לב: מס הכנסה מתייחס לתשלום </text:span><text:span text:style-name="T8">נטו</text:span><text:span text:style-name="T9">, לדוגמה, אם שחקן שילם 100 וקיבל 150, הוא ישלם מס רק על 50; אם הוא שילם 100 וקיבל 50, הוא לא ישלם מס בכלל.</text:span></text:p>
        </text:list-item>
      </text:list>
      <text:p text:style-name="P13"/>
      <text:p text:style-name="P10"><text:span text:style-name="T3">* ב. תארו אלגוריתם המוצא חלוקה </text:span><text:span text:style-name="T6">יעילה-פארטו ו</text:span><text:span text:style-name="T3">ללא קנאה, או הוכיחו שלא קיים כזה.</text:span></text:p>
      <text:p text:style-name="P10"><text:span text:style-name="T3"/></text:p>
      <text:p text:style-name="P6">שאלה <text:span text:style-name="T17">2</text:span>: <text:span text:style-name="T16">אלגוריתם המכרז: אסטרטגיה</text:span></text:p>
      <text:p text:style-name="P7"><text:span text:style-name="T30">n </text:span><text:span text:style-name="T31">שחקנים מחלקים ביניהם חפץ אחד בעזרת אלגוריתם "המכרז השווה". שחקן 1 הצליח לגלות את הערכים של כל השחקנים 2,…,n <text:s/>לאותו חפץ. שחקן 1 רוצה להשתמש במידע הזה כדי למסור לאלגוריתם ערך שונה מהערך האמיתי שלו, כך שהתועלת שלו תהיה גדולה ביותר. תארו אלגוריתם שיעזור לשחקן 1 להחליט, איזה ערך למסור לאלגוריתם כדי להשיג את התועלת הגבוהה ביותר האפשרית. </text:span></text:p>
      <text:p text:style-name="P7"><text:span text:style-name="T32"/></text:p>
      <text:p text:style-name="P7"><text:span text:style-name="T32">הדרכה</text:span><text:span text:style-name="T31">: לפני שתנסו לפתח אלגוריתם כללי, נסו לבדוק מקרים פרטיים ולהבין מה קורה. לדוגמה, שני שחקנים עם ערכים 10, 20 או 20, 10.</text:span></text:p>
      <text:p text:style-name="P7"><text:span text:style-name="T31"/></text:p>
      <text:p text:style-name="P18">שאלה<text:span text:style-name="T15"> </text:span><text:span text:style-name="T20">3</text:span>: <text:span text:style-name="T20">חלוקת </text:span><text:span text:style-name="T21">חפצים עם אילוצי כמות</text:span></text:p>
      <text:p text:style-name="P28">רוצים לחלק 500 חפצים שונים בין 100 אנשים עם הערכות שונות, כך שכל אחד יקבל חמישה חפצים בדיוק.</text:p>
      <text:p text:style-name="P28"/>
      <text:p text:style-name="P29">א. כתבו אלגוריתם לחלוקה ללא כסף, המוצא חלוקה הממקסמת את סכום הערכים (רמז: רדוקציה לשידוך).</text:p>
      <text:p text:style-name="P29"/>
      <text:p text:style-name="P29"><text:span text:style-name="T48">* </text:span>ב. כתבו אלגוריתם לחלוקה עם כסף, המוצא חלוקה ללא-קנאה ויעילה פארטו (רמז: רדוקציה לבעיית חלוקת חדרים).</text:p>
      <text:p text:style-name="P26"/>
      <text:p text:style-name="P18">שאלה<text:span text:style-name="T15"> </text:span><text:span text:style-name="T20">4</text:span>: <text:span text:style-name="T19">האם קיימת חלוקה בלי טרמפיסטים?</text:span></text:p>
      <text:p text:style-name="P23">נתונה בעיית חלוקת חדרים ושכר-דירה. </text:p>
      <text:p text:style-name="P8"/>
      <text:p text:style-name="P25"><text:span text:style-name="T43">א. </text:span>כתבו <text:span text:style-name="T43">פונקציה</text:span> בפייתון, <text:span text:style-name="T43">הבודקת האם קיימת חלוקה ללא-קנאה </text:span><text:span text:style-name="T45">של חדרים ושכר-דירה</text:span><text:span text:style-name="T43">, שבה כל הדיירים משלמים מחיר גדול או שווה אפס. אם כן, </text:span><text:span text:style-name="T45">הפונקציה מדפיסה </text:span><text:span text:style-name="T43">חלוקה אחת כזאת. </text:span><text:span text:style-name="T46">בדקו והדגימו את תשובתכם. </text:span><text:span text:style-name="T43">הקלט לפונקציה הוא מטריצת ערכים, וגובה שכר-הדירה. למשל:</text:span></text:p>
      <text:p text:style-name="P31">find_rent_with_nonnegative_prices( [[20,30,40],[40,30,20],[30,30,30]], 90)</text:p>
      <text:p text:style-name="P25"><text:soft-page-break/></text:p>
      <text:p text:style-name="P27">* ב. <text:span text:style-name="T44">כתבו קוד בפייתון, </text:span>הבודק האם קיימת חלוקה ללא-קנאה, שבה כל הדיירים משלמים מחיר <text:span text:style-name="T41">גדול </text:span><text:span text:style-name="T42">ממש </text:span><text:span text:style-name="T45">מ</text:span>אפס. אם כן, הקוד מדפיס חלוקה אחת כזאת. <text:span text:style-name="T46">הסבירו, בדקו והדגימו את תשובתכם.</text:span></text:p>
      <text:p text:style-name="P25"/>
      <text:p text:style-name="P24"/>
      <text:p text:style-name="P4">שאלה<text:span text:style-name="T12"> </text:span><text:span text:style-name="T18">5</text:span>: <text:span text:style-name="T36">השמת חפצים </text:span><text:span text:style-name="T40">אגליטרית</text:span></text:p>
      <text:p text:style-name="P5"><text:span text:style-name="T22">נתונים n שחקנים ו־n </text:span><text:span text:style-name="T33">חדרים</text:span><text:span text:style-name="T22">. צריך לתת </text:span><text:span text:style-name="T33">חדר </text:span><text:span text:style-name="הבחנה">אחד בדיוק</text:span><text:span text:style-name="T22"> לכל שחקן, </text:span><text:span text:style-name="הבחנה">ללא</text:span><text:span text:style-name="T22"> כספים. תארו אלגוריתמים </text:span><text:span text:style-name="T23">יעילים </text:span><text:span text:style-name="T24">(- זמן ריצה פולינומיאלי ב-</text:span><text:span text:style-name="T29">n)</text:span><text:span text:style-name="T23"> </text:span><text:span text:style-name="T22">למציאת השמות המקיימות את התנאים הבאים:</text:span></text:p>
      <text:p text:style-name="P15"><text:span text:style-name="T22"/></text:p>
      <text:p text:style-name="P5"><text:span text:style-name="T26">א</text:span><text:span text:style-name="T22">. </text:span><text:span text:style-name="T28">השמה הממקסמת את </text:span><text:span text:style-name="T34">מכפלת </text:span><text:span text:style-name="T22">הערכים.</text:span></text:p>
      <text:p text:style-name="P5"/>
      <text:p text:style-name="P5"><text:span text:style-name="T27">ב</text:span><text:span text:style-name="T22">. </text:span><text:span text:style-name="T28">השמה אגליטרית </text:span><text:span text:style-name="T33">(השמה </text:span><text:span text:style-name="T28">הממקסמת את </text:span><text:span text:style-name="T26">הערך </text:span><text:span text:style-name="T35">הקטן ביותר</text:span><text:span text:style-name="T33">)</text:span><text:span text:style-name="T22">.</text:span></text:p>
      <text:p text:style-name="P5"/>
      <text:p text:style-name="P22">* <text:span text:style-name="T39">ג</text:span>. השמה לקסימין־אגליטרית.</text:p>
      <text:p text:style-name="P9"/>
      <text:p text:style-name="P9"><text:span text:style-name="T40">הדגימו ו</text:span>הוכיחו את נכונות האלגוריתמים <text:span text:style-name="T40">שלכם</text:span>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avid" svg:font-family="David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1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1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1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1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1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1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1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1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1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loext:num-list-format="%1%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loext:num-list-format="%2%◦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loext:num-list-format="%3%▪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loext:num-list-format="%4%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loext:num-list-format="%5%◦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loext:num-list-format="%6%▪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loext:num-list-format="%7%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loext:num-list-format="%8%◦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loext:num-list-format="%9%▪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04T18:18:28.350895855</meta:creation-date>
    <meta:generator>LibreOffice/7.5.9.2$Windows_X86_64 LibreOffice_project/cdeefe45c17511d326101eed8008ac4092f278a9</meta:generator>
    <dc:date>2024-02-06T14:00:29.656000000</dc:date>
    <meta:editing-duration>P11DT22H18M17S</meta:editing-duration>
    <meta:editing-cycles>1459</meta:editing-cycles>
    <meta:document-statistic meta:table-count="0" meta:image-count="0" meta:object-count="0" meta:page-count="2" meta:paragraph-count="28" meta:word-count="444" meta:character-count="2451" meta:non-whitespace-character-count="2036"/>
  </office:meta>
</office:document-meta>
</file>